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2cm" svg:y1="2.556cm" svg:x2="2.495cm" svg:y2="2.556cm">
          <text:p/>
        </draw:line>
        <draw:line draw:style-name="gr1" draw:text-style-name="P1" draw:layer="layout" svg:x1="3.701cm" svg:y1="2.556cm" svg:x2="4.996cm" svg:y2="2.556cm">
          <text:p/>
        </draw:line>
        <draw:line draw:style-name="gr1" draw:text-style-name="P1" draw:layer="layout" svg:x1="6.3cm" svg:y1="2.556cm" svg:x2="7.595cm" svg:y2="2.556cm">
          <text:p/>
        </draw:line>
        <draw:line draw:style-name="gr1" draw:text-style-name="P1" draw:layer="layout" svg:x1="8.801cm" svg:y1="2.556cm" svg:x2="10.096cm" svg:y2="2.556cm">
          <text:p/>
        </draw:line>
        <draw:line draw:style-name="gr1" draw:text-style-name="P1" draw:layer="layout" svg:x1="2.4cm" svg:y1="1.256cm" svg:x2="3.695cm" svg:y2="1.256cm">
          <text:p/>
        </draw:line>
        <draw:line draw:style-name="gr1" draw:text-style-name="P1" draw:layer="layout" svg:x1="4.901cm" svg:y1="1.256cm" svg:x2="6.196cm" svg:y2="1.256cm">
          <text:p/>
        </draw:line>
        <draw:line draw:style-name="gr1" draw:text-style-name="P1" draw:layer="layout" svg:x1="7.5cm" svg:y1="1.256cm" svg:x2="8.795cm" svg:y2="1.256cm">
          <text:p/>
        </draw:line>
        <draw:line draw:style-name="gr1" draw:text-style-name="P1" draw:layer="layout" svg:x1="10.001cm" svg:y1="1.256cm" svg:x2="11.296cm" svg:y2="1.256cm">
          <text:p/>
        </draw:line>
        <draw:line draw:style-name="gr1" draw:text-style-name="P1" draw:layer="layout" svg:x1="2.46cm" svg:y1="2.594cm" svg:x2="2.46cm" svg:y2="1.299cm">
          <text:p/>
        </draw:line>
        <draw:line draw:style-name="gr1" draw:text-style-name="P1" draw:layer="layout" svg:x1="3.76cm" svg:y1="2.595cm" svg:x2="3.76cm" svg:y2="1.3cm">
          <text:p/>
        </draw:line>
        <draw:line draw:style-name="gr1" draw:text-style-name="P1" draw:layer="layout" svg:x1="4.96cm" svg:y1="2.594cm" svg:x2="4.96cm" svg:y2="1.299cm">
          <text:p/>
        </draw:line>
        <draw:line draw:style-name="gr1" draw:text-style-name="P1" draw:layer="layout" svg:x1="6.26cm" svg:y1="2.595cm" svg:x2="6.26cm" svg:y2="1.3cm">
          <text:p/>
        </draw:line>
        <draw:line draw:style-name="gr1" draw:text-style-name="P1" draw:layer="layout" svg:x1="7.56cm" svg:y1="2.594cm" svg:x2="7.56cm" svg:y2="1.299cm">
          <text:p/>
        </draw:line>
        <draw:line draw:style-name="gr1" draw:text-style-name="P1" draw:layer="layout" svg:x1="8.86cm" svg:y1="2.595cm" svg:x2="8.86cm" svg:y2="1.3cm">
          <text:p/>
        </draw:line>
        <draw:line draw:style-name="gr1" draw:text-style-name="P1" draw:layer="layout" svg:x1="10.06cm" svg:y1="2.594cm" svg:x2="10.06cm" svg:y2="1.299cm">
          <text:p/>
        </draw:line>
        <draw:line draw:style-name="gr1" draw:text-style-name="P1" draw:layer="layout" svg:x1="11.36cm" svg:y1="2.595cm" svg:x2="11.36cm" svg:y2="1.3cm">
          <text:p/>
        </draw:line>
        <draw:line draw:style-name="gr1" draw:text-style-name="P1" draw:layer="layout" svg:x1="1.2cm" svg:y1="3.895cm" svg:x2="2.495cm" svg:y2="3.895cm">
          <text:p/>
        </draw:line>
        <draw:line draw:style-name="gr1" draw:text-style-name="P1" draw:layer="layout" svg:x1="3.701cm" svg:y1="3.895cm" svg:x2="4.996cm" svg:y2="3.895cm">
          <text:p/>
        </draw:line>
        <draw:line draw:style-name="gr1" draw:text-style-name="P1" draw:layer="layout" svg:x1="6.3cm" svg:y1="3.895cm" svg:x2="7.595cm" svg:y2="3.895cm">
          <text:p/>
        </draw:line>
        <draw:line draw:style-name="gr1" draw:text-style-name="P1" draw:layer="layout" svg:x1="8.801cm" svg:y1="3.895cm" svg:x2="10.096cm" svg:y2="3.895cm">
          <text:p/>
        </draw:line>
        <draw:line draw:style-name="gr1" draw:text-style-name="P1" draw:layer="layout" svg:x1="2.4cm" svg:y1="5.195cm" svg:x2="3.695cm" svg:y2="5.195cm">
          <text:p/>
        </draw:line>
        <draw:line draw:style-name="gr1" draw:text-style-name="P1" draw:layer="layout" svg:x1="4.901cm" svg:y1="5.195cm" svg:x2="6.196cm" svg:y2="5.195cm">
          <text:p/>
        </draw:line>
        <draw:line draw:style-name="gr1" draw:text-style-name="P1" draw:layer="layout" svg:x1="7.5cm" svg:y1="5.195cm" svg:x2="8.795cm" svg:y2="5.195cm">
          <text:p/>
        </draw:line>
        <draw:line draw:style-name="gr1" draw:text-style-name="P1" draw:layer="layout" svg:x1="10.001cm" svg:y1="5.195cm" svg:x2="11.296cm" svg:y2="5.195cm">
          <text:p/>
        </draw:line>
        <draw:line draw:style-name="gr1" draw:text-style-name="P1" draw:layer="layout" svg:x1="2.46cm" svg:y1="3.857cm" svg:x2="2.46cm" svg:y2="5.152cm">
          <text:p/>
        </draw:line>
        <draw:line draw:style-name="gr1" draw:text-style-name="P1" draw:layer="layout" svg:x1="3.76cm" svg:y1="3.856cm" svg:x2="3.76cm" svg:y2="5.151cm">
          <text:p/>
        </draw:line>
        <draw:line draw:style-name="gr1" draw:text-style-name="P1" draw:layer="layout" svg:x1="4.96cm" svg:y1="3.857cm" svg:x2="4.96cm" svg:y2="5.152cm">
          <text:p/>
        </draw:line>
        <draw:line draw:style-name="gr1" draw:text-style-name="P1" draw:layer="layout" svg:x1="6.26cm" svg:y1="3.856cm" svg:x2="6.26cm" svg:y2="5.151cm">
          <text:p/>
        </draw:line>
        <draw:line draw:style-name="gr1" draw:text-style-name="P1" draw:layer="layout" svg:x1="7.56cm" svg:y1="3.857cm" svg:x2="7.56cm" svg:y2="5.152cm">
          <text:p/>
        </draw:line>
        <draw:line draw:style-name="gr1" draw:text-style-name="P1" draw:layer="layout" svg:x1="8.86cm" svg:y1="3.856cm" svg:x2="8.86cm" svg:y2="5.151cm">
          <text:p/>
        </draw:line>
        <draw:line draw:style-name="gr1" draw:text-style-name="P1" draw:layer="layout" svg:x1="10.06cm" svg:y1="3.857cm" svg:x2="10.06cm" svg:y2="5.152cm">
          <text:p/>
        </draw:line>
        <draw:line draw:style-name="gr1" draw:text-style-name="P1" draw:layer="layout" svg:x1="11.36cm" svg:y1="3.856cm" svg:x2="11.36cm" svg:y2="5.1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0:31:42.212018329</meta:creation-date>
    <dc:date>2018-01-25T10:37:02.017350248</dc:date>
    <meta:editing-duration>PT5M19S</meta:editing-duration>
    <meta:editing-cycles>1</meta:editing-cycles>
    <meta:document-statistic meta:object-count="32"/>
    <meta:generator>LibreOffice/5.1.6.2$Linux_X86_64 LibreOffice_project/10m0$Build-2</meta:generator>
  </office:meta>
</office:document-meta>
</file>